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1080c" officeooo:paragraph-rsid="0021080c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1080c" officeooo:paragraph-rsid="002d7eaf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1080c" officeooo:paragraph-rsid="00309d3a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1080c" officeooo:paragraph-rsid="00315681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1080c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24db7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3282b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3e028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4d316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999999" loext:opacity="100%" style:font-name="Roboto" fo:font-size="12pt" fo:letter-spacing="normal" fo:font-style="normal" fo:font-weight="normal" officeooo:rsid="0021080c" officeooo:paragraph-rsid="00255097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a933" loext:opacity="100%" style:font-name="Roboto" fo:font-size="12pt" fo:letter-spacing="normal" fo:font-style="normal" fo:font-weight="normal" officeooo:rsid="0021080c" officeooo:paragraph-rsid="00309d3a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315681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5308d" loext:opacity="100%" officeooo:paragraph-rsid="0031568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c158" fo:background-color="#ffff00" loext:char-shading-value="0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24d316" fo:background-color="#ffffff" loext:char-shading-value="0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24d316" fo:background-color="#ffffff" loext:char-shading-value="0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315681" fo:background-color="#ffffff" loext:char-shading-value="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31875c" fo:background-color="#ffffff" loext:char-shading-value="0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322ab2" fo:background-color="#ffffff" loext:char-shading-value="0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32ecc9" fo:background-color="#ffffff" loext:char-shading-value="0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loext:opacity="100%" style:font-name="ui-monospace" fo:font-size="9pt" fo:letter-spacing="normal" fo:font-style="normal" style:text-underline-style="solid" style:text-underline-width="auto" style:text-underline-color="font-color" fo:font-weight="normal" officeooo:rsid="0024d316" fo:background-color="#ffffff" loext:char-shading-value="0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56baf8" loext:opacity="100%" style:font-name="Helvetica Neue" fo:font-size="10.5pt" fo:letter-spacing="normal" fo:font-style="normal" style:text-underline-style="solid" style:text-underline-width="auto" style:text-underline-color="font-color" fo:font-weight="normal" officeooo:rsid="0024d316" fo:background-color="#49515a" loext:char-shading-value="0" loext:padding="0in" loext:border="none"/>
    </style:style>
    <style:style style:name="T11" style:family="text">
      <style:text-properties fo:font-variant="normal" fo:text-transform="none" fo:color="#1f2328" loext:opacity="100%" style:font-name="Roboto" fo:font-size="12pt" fo:letter-spacing="normal" fo:font-style="normal" style:text-underline-style="solid" style:text-underline-width="auto" style:text-underline-color="font-color" fo:font-weight="normal" officeooo:rsid="0024d316" fo:background-color="#ffffff" loext:char-shading-value="0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1f2328" loext:opacity="100%" style:font-name="ui-monospace" fo:font-size="9pt" fo:letter-spacing="normal" fo:font-style="normal" style:text-underline-style="solid" style:text-underline-width="auto" style:text-underline-color="font-color" fo:font-weight="normal" officeooo:rsid="0024d316" fo:background-color="#ffffff" loext:char-shading-value="0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normal" officeooo:rsid="0031875c" fo:background-color="#ffffff" loext:char-shading-value="0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normal" officeooo:rsid="00322ab2" fo:background-color="#ffffff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text-underline-style="solid" style:text-underline-width="auto" style:text-underline-color="font-color" fo:background-color="#ffffff" loext:char-shading-value="0"/>
    </style:style>
    <style:style style:name="T17" style:family="text">
      <style:text-properties fo:color="#000000" loext:opacity="100%" style:text-underline-style="solid" style:text-underline-width="auto" style:text-underline-color="font-color" officeooo:rsid="00224db7" fo:background-color="#ffffff" loext:char-shading-value="0"/>
    </style:style>
    <style:style style:name="T18" style:family="text">
      <style:text-properties fo:color="#000000" loext:opacity="100%" style:text-underline-style="solid" style:text-underline-width="auto" style:text-underline-color="font-color" officeooo:rsid="002256eb" fo:background-color="#ffffff" loext:char-shading-value="0"/>
    </style:style>
    <style:style style:name="T19" style:family="text">
      <style:text-properties fo:color="#000000" loext:opacity="100%" style:text-underline-style="solid" style:text-underline-width="auto" style:text-underline-color="font-color" officeooo:rsid="0023282b" fo:background-color="#ffffff" loext:char-shading-value="0"/>
    </style:style>
    <style:style style:name="T20" style:family="text">
      <style:text-properties fo:color="#000000" loext:opacity="100%" style:text-underline-style="solid" style:text-underline-width="auto" style:text-underline-color="font-color" officeooo:rsid="0024d316" fo:background-color="#ffffff" loext:char-shading-value="0"/>
    </style:style>
    <style:style style:name="T21" style:family="text">
      <style:text-properties fo:color="#000000" loext:opacity="100%" style:text-underline-style="solid" style:text-underline-width="auto" style:text-underline-color="font-color" officeooo:rsid="00255097" fo:background-color="#ffffff" loext:char-shading-value="0"/>
    </style:style>
    <style:style style:name="T22" style:family="text">
      <style:text-properties fo:color="#000000" loext:opacity="100%" style:text-underline-style="solid" style:text-underline-width="auto" style:text-underline-color="font-color" officeooo:rsid="002728db" fo:background-color="#ffffff" loext:char-shading-value="0"/>
    </style:style>
    <style:style style:name="T23" style:family="text">
      <style:text-properties fo:color="#000000" loext:opacity="100%" style:text-underline-style="solid" style:text-underline-width="auto" style:text-underline-color="font-color" officeooo:rsid="00281fbf" fo:background-color="#ffffff" loext:char-shading-value="0"/>
    </style:style>
    <style:style style:name="T24" style:family="text">
      <style:text-properties fo:color="#000000" loext:opacity="100%" style:text-underline-style="solid" style:text-underline-width="auto" style:text-underline-color="font-color" officeooo:rsid="002895d2" fo:background-color="#ffffff" loext:char-shading-value="0"/>
    </style:style>
    <style:style style:name="T25" style:family="text">
      <style:text-properties fo:color="#000000" loext:opacity="100%" style:text-underline-style="solid" style:text-underline-width="auto" style:text-underline-color="font-color" officeooo:rsid="002905cc" fo:background-color="#ffffff" loext:char-shading-value="0"/>
    </style:style>
    <style:style style:name="T26" style:family="text">
      <style:text-properties fo:color="#000000" loext:opacity="100%" style:text-underline-style="solid" style:text-underline-width="auto" style:text-underline-color="font-color" officeooo:rsid="002a509f" fo:background-color="#ffffff" loext:char-shading-value="0"/>
    </style:style>
    <style:style style:name="T27" style:family="text">
      <style:text-properties fo:color="#000000" loext:opacity="100%" style:text-underline-style="solid" style:text-underline-width="auto" style:text-underline-color="font-color" officeooo:rsid="002b4111" fo:background-color="#ffffff" loext:char-shading-value="0"/>
    </style:style>
    <style:style style:name="T28" style:family="text">
      <style:text-properties fo:color="#000000" loext:opacity="100%" style:text-underline-style="solid" style:text-underline-width="auto" style:text-underline-color="font-color" officeooo:rsid="002b4ed3" fo:background-color="#ffffff" loext:char-shading-value="0"/>
    </style:style>
    <style:style style:name="T29" style:family="text">
      <style:text-properties fo:color="#000000" loext:opacity="100%" style:text-underline-style="solid" style:text-underline-width="auto" style:text-underline-color="font-color" officeooo:rsid="002c4062" fo:background-color="#ffffff" loext:char-shading-value="0"/>
    </style:style>
    <style:style style:name="T30" style:family="text">
      <style:text-properties fo:color="#000000" loext:opacity="100%" style:text-underline-style="solid" style:text-underline-width="auto" style:text-underline-color="font-color" officeooo:rsid="002d7eaf" fo:background-color="#ffffff" loext:char-shading-value="0"/>
    </style:style>
    <style:style style:name="T31" style:family="text">
      <style:text-properties style:text-underline-style="solid" style:text-underline-width="auto" style:text-underline-color="font-color" fo:background-color="#ffffff" loext:char-shading-value="0"/>
    </style:style>
    <style:style style:name="T32" style:family="text">
      <style:text-properties style:text-underline-style="solid" style:text-underline-width="auto" style:text-underline-color="font-color" officeooo:rsid="00224db7" fo:background-color="#ffffff" loext:char-shading-value="0"/>
    </style:style>
    <style:style style:name="T33" style:family="text">
      <style:text-properties style:text-underline-style="solid" style:text-underline-width="auto" style:text-underline-color="font-color" officeooo:rsid="0024d316" fo:background-color="#ffffff" loext:char-shading-value="0"/>
    </style:style>
    <style:style style:name="T34" style:family="text">
      <style:text-properties style:text-underline-style="solid" style:text-underline-width="auto" style:text-underline-color="font-color" officeooo:rsid="002d7eaf" fo:background-color="#ffffff" loext:char-shading-value="0"/>
    </style:style>
    <style:style style:name="T35" style:family="text">
      <style:text-properties style:text-underline-style="solid" style:text-underline-width="auto" style:text-underline-color="font-color" officeooo:rsid="002f1b62" fo:background-color="#ffffff" loext:char-shading-value="0"/>
    </style:style>
    <style:style style:name="T36" style:family="text">
      <style:text-properties style:text-underline-style="solid" style:text-underline-width="auto" style:text-underline-color="font-color" officeooo:rsid="00309d3a" fo:background-color="#ffffff" loext:char-shading-value="0"/>
    </style:style>
    <style:style style:name="T37" style:family="text">
      <style:text-properties fo:color="#00a933" loext:opacity="100%" style:text-underline-style="solid" style:text-underline-width="auto" style:text-underline-color="font-color" officeooo:rsid="0024d316" fo:background-color="#ffffff" loext:char-shading-value="0"/>
    </style:style>
    <style:style style:name="T38" style:family="text">
      <style:text-properties fo:color="#00a933" loext:opacity="100%" style:text-underline-style="solid" style:text-underline-width="auto" style:text-underline-color="font-color" officeooo:rsid="00309d3a" fo:background-color="#ffffff" loext:char-shading-value="0"/>
    </style:style>
    <style:style style:name="T39" style:family="text">
      <style:text-properties fo:color="#00a933" loext:opacity="100%" style:text-underline-style="solid" style:text-underline-width="auto" style:text-underline-color="font-color" officeooo:rsid="00224db7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st.github.com/hum4n0id/cda96fb07a34300cdb2c0e314c14df0a" text:style-name="Internet_20_link" text:visited-style-name="Visited_20_Internet_20_Link">https://gist.github.com/hum4n0id/cda96fb07a34300cdb2c0e314c14df0a</text:a></text:p>
      <text:p text:style-name="P1"/>
      <text:p text:style-name="P1"><text:a xlink:type="simple" xlink:href="https://rus-linux.net/MyLDP/BOOKS/gstreamer/19-dataaccess.html" text:style-name="Internet_20_link" text:visited-style-name="Visited_20_Internet_20_Link">https://rus-linux.net/MyLDP/BOOKS/gstreamer/19-dataaccess.html</text:a> <text:s text:c="11"/><text:span text:style-name="T2">Книга</text:span></text:p>
      <text:p text:style-name="P1"/>
      <text:p text:style-name="P1"><text:a xlink:type="simple" xlink:href="https://gstreamer.freedesktop.org/documentation/tutorials/basic/hello-world.html?gi-language=c" text:style-name="Internet_20_link" text:visited-style-name="Visited_20_Internet_20_Link"><text:span text:style-name="T1">https://gstreamer.freedesktop.org/documentation/tutorials/basic/hello-world.html?gi-language=c</text:span></text:a></text:p>
      <text:p text:style-name="P1"/>
      <text:p text:style-name="P1"/>
      <text:p text:style-name="P3">khadas@Khadas:~$ /snap/mediamtx/166/bin/mediamtx <text:s/>mediamtx.yml </text:p>
      <text:p text:style-name="P7">2025/07/15 11:28:23 INF MediaMTX 0.1</text:p>
      <text:p text:style-name="P7"/>
      <text:p text:style-name="P7">2025/07/15 11:28:23 INF configuration loaded from /home/khadas/mediamtx.yml</text:p>
      <text:p text:style-name="P7">2025/07/15 11:28:23 INF [RTSP] listener opened on :8554 (TCP), :8000 (UDP/RTP), :8001 (UDP/RTCP)</text:p>
      <text:p text:style-name="P7">2025/07/15 11:28:23 INF [HLS] listener opened on :8888</text:p>
      <text:p text:style-name="P7">2025/07/15 11:28:23 INF [WebRTC] listener opened on :8889 (HTTP), :8189 (ICE/UDP)</text:p>
      <text:p text:style-name="P7">2025/07/15 11:28:23 INF [SRT] listener opened on :8890 (UDP)</text:p>
      <text:p text:style-name="P7"/>
      <text:p text:style-name="P7"/>
      <text:p text:style-name="P7"><text:span text:style-name="T15">gst-launch-1.0 videotestsrc ! video/x-raw,width=1920,height=1080,framerate=30/1 ! x264enc tune=zerolatency 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1">192.168.1.</text:span><text:span text:style-name="T32">97</text:span><text:span text:style-name="T31">:8554/live/track0</text:span></text:a></text:p>
      <text:p text:style-name="P7"><text:span text:style-name="T31"/></text:p>
      <text:p text:style-name="P8"><text:span text:style-name="T16">gst-launch-1.0 videotestsrc ! video/x-raw,width=</text:span><text:span text:style-name="T17">640</text:span><text:span text:style-name="T16">,height=</text:span><text:span text:style-name="T18">512</text:span><text:span text:style-name="T16">,framerate=30/1 ! x264enc tune=zerolatency 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1">192.168.1.</text:span><text:span text:style-name="T32">97</text:span><text:span text:style-name="T31">:8554/live/track</text:span></text:a><text:span text:style-name="T32">1</text:span></text:p>
      <text:p text:style-name="P10"><text:span text:style-name="T32"/></text:p>
      <text:p text:style-name="P9"><text:span text:style-name="T17">gst-launch-1.0 videotestsrc ! video/x-raw,width=640,height=</text:span><text:span text:style-name="T18">512</text:span><text:span text:style-name="T17">,framerate=30/1 ! </text:span><text:span text:style-name="T19">mpph</text:span><text:span text:style-name="T17">264enc <text:s/>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2">192.168.1.97:8554/live/track</text:span></text:a><text:span text:style-name="T32">1</text:span></text:p>
      <text:p text:style-name="P9"><text:span text:style-name="T32"/></text:p>
      <text:p text:style-name="P11"><text:span text:style-name="T17">gst-launch-1.0 -v v4l2src device=/dev/video42 io-mode=dmabuf ! video/x-raw,width=640,height=</text:span><text:span text:style-name="T18">512</text:span><text:span text:style-name="T17">,framerate=30/1 ! x264enc tune=zerolatency 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2">192.168.1.97:8554/live/track</text:span></text:a><text:span text:style-name="T32">1</text:span></text:p>
      <text:p text:style-name="P11"><text:span text:style-name="T32"/></text:p>
      <text:p text:style-name="P11"><text:span text:style-name="T17">gst-launch-1.0 -v v4l2src device=/dev/video42 io-mode=dmabuf ! video/x-raw, width=</text:span><text:span text:style-name="T20">1920</text:span><text:span text:style-name="T17">, height=</text:span><text:span text:style-name="T20">1080</text:span><text:span text:style-name="T17">, framerate=30/1 ! x264enc <text:s text:c="2"/>tune=zerolatency 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2">192.168.1.97:8554/live/track</text:span><text:span text:style-name="T33">0</text:span></text:a></text:p>
      <text:p text:style-name="P11"><text:span text:style-name="T33"/></text:p>
      <text:p text:style-name="P12"><text:span text:style-name="T17">gst-launch-1.0 -v v4l2src device=/dev/video42 io-mode=dmabuf ! video/x-raw, width=</text:span><text:span text:style-name="T20">1920</text:span><text:span text:style-name="T17">, height=</text:span><text:span text:style-name="T20">1080</text:span><text:span text:style-name="T17">, framerate=30/1 ! </text:span><text:span text:style-name="T21">mpph</text:span><text:span text:style-name="T17">264enc <text:s/>! rtspclientsink location=rtsp://</text:span><text:a xlink:type="simple" xlink:href="https://192.168.1.105:8554/live/track0" office:target-frame-name="_blank" xlink:show="new" text:style-name="Internet_20_link" text:visited-style-name="Visited_20_Internet_20_Link"><text:span text:style-name="T32">192.168.1.97:8554/live/track</text:span><text:span text:style-name="T33">0</text:span></text:a></text:p>
      <text:p text:style-name="P12"><text:span text:style-name="T33"/></text:p>
      <text:p text:style-name="P4"><text:span text:style-name="T33">gst-launch-1.0 -v v4l2src device=/dev/video42 io-mode=dmabuf ! video/x-raw, width=1920, height=1080, framerate=30/1 ! </text:span><text:span text:style-name="T35">mpph</text:span><text:span text:style-name="T33">264enc <text:s/>! rtspclientsink location=rtsp://192.168.1.97:8554/live/track0 rtp-blocksize=1280</text:span></text:p>
      <text:p text:style-name="P4"><text:span text:style-name="T33"/></text:p>
      <text:p text:style-name="P4"><text:span text:style-name="T33"/></text:p>
      <text:p text:style-name="P5"><text:span text:style-name="T37">gst-launch-1.0 -v videotestsrc ! video/x-raw, format=I420, width=1920, height=1080 ! rtpvrawpay ! udpsink host=</text:span><text:a xlink:type="simple" xlink:href="https://255.255.255.255/" office:target-frame-name="_blank" xlink:show="new" text:style-name="Internet_20_link" text:visited-style-name="Visited_20_Internet_20_Link">1</text:a><text:span text:style-name="T38">92.168.1.64</text:span><text:span text:style-name="T37"> port=8001 </text:span></text:p>
      <text:p text:style-name="P13"><text:span text:style-name="T33"/></text:p>
      <text:p text:style-name="P13"><text:span text:style-name="T33"/></text:p>
      <text:p text:style-name="P6"><text:span text:style-name="T37">gst-launch-1.0 -v videotestsrc ! video/x-raw, format=I420, width=1920, height=1080 ! jpegenc quality=10 ! rtpjpegpay mtu=1280 pt=26 ! udpsink host=</text:span><text:a xlink:type="simple" xlink:href="https://255.255.255.255/" office:target-frame-name="_blank" xlink:show="new" text:style-name="Internet_20_link" text:visited-style-name="Visited_20_Internet_20_Link">1</text:a><text:span text:style-name="T38">92.168.1.64</text:span><text:span text:style-name="T37"> port=8001</text:span></text:p>
      <text:p text:style-name="P6"><text:span text:style-name="T37"/></text:p>
      <text:p text:style-name="P14"><text:span text:style-name="T3">gst-launch-1.0 videotestsrc ! video/x-raw,width=1920,height=1080,framerate=30/1 ! x264enc tune=zerola</text:span><text:span text:style-name="T4">tency ! rtph264pay ! udpsink host=</text:span><text:span text:style-name="T5">192.168.1.64</text:span><text:span text:style-name="T4"> port=</text:span><text:span text:style-name="T6">554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gst-launch-1.0 -v udpsrc port=8001 caps = "application/x-rtp, media=(string)video, clock-rate=(int)90000, encoding-name=(string)RAW, width=(string)1920, height=(string)1080, payload=(int)96" ! rtpvrawdepay ! decodebin ! videoconvert ! autovideosink</text:span></text:p>
      <text:p text:style-name="P14"><text:span text:style-name="T6"/></text:p>
      <text:p text:style-name="P14"><text:span text:style-name="T6">gst-launch-1.0 -v udpsrc port=8001 caps = "application/x-rtp, media=(string)video, clock-rate=(int)90000, encoding-name=(string)H264, width=(string)1920, height=(string)1080, payload=(int)96" ! rtph264depay! decodebin ! videoconvert ! autovideosink</text:span></text:p>
      <text:p text:style-name="P14"><text:span text:style-name="T6"/></text:p>
      <text:p text:style-name="P14"><text:soft-page-break/><text:span text:style-name="T6">gst-launch-1.0 -v udpsrc port=8001 caps = "application/x-rtp, media=(string)video, clock-rate=(int)90000, encoding-name=(string)H265, width=(string)1920, height=(string)1080, payload=(int)96" ! rtph265depay! decodebin ! videoconvert ! autovideosink</text:span></text:p>
      <text:p text:style-name="P14"><text:span text:style-name="T6"/></text:p>
      <text:p text:style-name="P14"><text:span text:style-name="T6"/></text:p>
      <text:p text:style-name="P14"><text:span text:style-name="T6">___________________________________</text:span></text:p>
      <text:p text:style-name="P14"><text:span text:style-name="T6">FOR IP=192.168.1.121</text:span></text:p>
      <text:p text:style-name="P14"><text:span text:style-name="T6"/></text:p>
      <text:p text:style-name="P14"><text:span text:style-name="T6"/></text:p>
      <text:p text:style-name="P14"><text:span text:style-name="T6">RAW (OK)</text:span></text:p>
      <text:p text:style-name="P14"><text:span text:style-name="T6">SRC:</text:span></text:p>
      <text:p text:style-name="P15"><text:span text:style-name="T13">gst-launch-1.0 -v videotestsrc ! video/x-raw, format=I420, width=1920, height=1080 ! rtpvrawpay ! udpsink host=192.168.1.</text:span><text:span text:style-name="T14">64</text:span><text:span text:style-name="T13">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RAW, sampling=(string)YCbCr-4:2:0, depth=(string)8, width=(string)1920, height=(string)1080, colorimetry=(string)BT709-2, payload=(int)96, ssrc=(uint)1448655321, timestamp-offset=(uint)3867059053, seqnum-offset=(uint)10007, a-framerate=(string)30" ! rtpvrawdepay ! decodebin ! videoconvert ! autovideosink</text:span></text:p>
      <text:p text:style-name="P14"><text:span text:style-name="T6">FULL(OK):</text:span></text:p>
      <text:p text:style-name="P14"><text:span text:style-name="T6">gst-launch-1.0 videotestsrc ! video/x-raw, format=I420, width=1920, height=1080 ! rtpvrawpay ! application/x-rtp, media=video, clock-rate=90000, encoding-name=RAW, payload=96 ! rtpvrawdepay ! decodebin ! videoconvert ! autovideosink 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JPEG (OK)</text:span></text:p>
      <text:p text:style-name="P14"><text:span text:style-name="T6">SRC:</text:span></text:p>
      <text:p text:style-name="P14"><text:span text:style-name="T6">gst-launch-1.0 -v videotestsrc ! <text:s/>video/x-raw, format=I420, width=1920, height=1080 ! jpegenc ! rtpjpegpay ! udpsink host=192.168.1.121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JPEG, payload=(int)96" ! rtpjpegdepay ! decodebin ! videoconvert ! autovideosink</text:span></text:p>
      <text:p text:style-name="P14"><text:span text:style-name="T6">FULL(OK):</text:span></text:p>
      <text:p text:style-name="P14"><text:span text:style-name="T6">gst-launch-1.0 -v videotestsrc ! <text:s/>video/x-raw, format=I420, width=1920, height=1080 ! jpegenc ! rtpjpegpay ! rtpjpegdepay ! decodebin ! videoconvert ! autovideosink</text:span></text:p>
      <text:p text:style-name="P14"><text:span text:style-name="T6"/></text:p>
      <text:p text:style-name="P14"><text:span text:style-name="T6"/></text:p>
      <text:p text:style-name="P14"><text:span text:style-name="T6">H264 (OK) с задержкой</text:span></text:p>
      <text:p text:style-name="P14"><text:span text:style-name="T6">SRC:</text:span></text:p>
      <text:p text:style-name="P14"><text:span text:style-name="T6">gst-launch-1.0 -v videotestsrc ! <text:s/>video/x-raw, format=I420, width=1920, height=1080 ! x264enc ! rtph264pay ! udpsink host=192.168.1.</text:span><text:span text:style-name="T8">64</text:span><text:span text:style-name="T6">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H264, payload=(int)96" ! rtph264depay ! decodebin ! videoconvert ! autovideosink</text:span></text:p>
      <text:p text:style-name="P14"><text:span text:style-name="T6">FULL(OK):</text:span></text:p>
      <text:p text:style-name="P14"><text:span text:style-name="T6">gst-launch-1.0 -v videotestsrc ! <text:s/>video/x-raw, format=I420, width=1920, height=1080 ! x264enc ! rtph264pay ! application/x-rtp, media=video, clock-rate=90000, encoding-name=H264, payload=96 ! rtph264depay ! h264parse ! avdec_h264 ! videoconvert ! autovideosink</text:span></text:p>
      <text:p text:style-name="P14"><text:span text:style-name="T6"/></text:p>
      <text:p text:style-name="P14"><text:span text:style-name="T6"/></text:p>
      <text:p text:style-name="P14"><text:span text:style-name="T6">H265</text:span></text:p>
      <text:p text:style-name="P14"><text:span text:style-name="T6">SRC:</text:span></text:p>
      <text:p text:style-name="P14"><text:span text:style-name="T6">gst-launch-1.0 -v videotestsrc ! <text:s/>video/x-raw, format=I420, width=1920, height=1080 ! x265enc ! rtph265pay ! udpsink host=192.168.1.121 port=8001</text:span></text:p>
      <text:p text:style-name="P14"><text:span text:style-name="T6">DST:</text:span></text:p>
      <text:p text:style-name="P14"><text:span text:style-name="T6">gst-launch-1.0 -v udpsrc port=8001 caps = " application/x-rtp, media=(string)video, payload=(int)96, clock-rate=(int)90000, encoding-name=(string)H265, ssrc=(uint)2274540804, timestamp-offset=(uint)99906321, seqnum-offset=(uint)10637, a-framerate=(string)30" ! rtph265depay ! h265parse ! avdec_h265 ! videoconvert ! autovideosink</text:span></text:p>
      <text:p text:style-name="P14"><text:span text:style-name="T6">FULL():</text:span></text:p>
      <text:p text:style-name="P14"><text:span text:style-name="T6">gst-launch-1.0 -v videotestsrc ! <text:s/>video/x-raw, format=I420, width=1920, height=1080 ! x265enc ! rtph265pay ! application/x-rtp, media=video, clock-rate=90000, encoding-name=H265, payload=96 ! rtph265depay ! decodebin ! videoconvert ! autovideosink</text:span></text:p>
      <text:p text:style-name="P14"><text:soft-page-break/><text:span text:style-name="T6">_____________________________________________</text:span></text:p>
      <text:p text:style-name="P14"><text:span text:style-name="T6">FOR IP=localhost</text:span></text:p>
      <text:p text:style-name="P14"><text:span text:style-name="T6"/></text:p>
      <text:p text:style-name="P14"><text:span text:style-name="T6"/></text:p>
      <text:p text:style-name="P14"><text:span text:style-name="T6">RAW (OK)</text:span></text:p>
      <text:p text:style-name="P14"><text:span text:style-name="T6">SRC:</text:span></text:p>
      <text:p text:style-name="P14"><text:span text:style-name="T6">gst-launch-1.0 -v videotestsrc ! video/x-raw, format=I420, width=1920, height=1080 ! rtpvrawpay ! udpsink host=127.0.0.1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RAW, sampling=(string)YCbCr-4:2:0, depth=(string)8, width=(string)1920, height=(string)1080, colorimetry=(string)BT709-2, payload=(int)96, ssrc=(uint)1448655321, timestamp-offset=(uint)3867059053, seqnum-offset=(uint)10007, a-framerate=(string)30" ! rtpvrawdepay ! decodebin ! videoconvert ! autovideosink</text:span></text:p>
      <text:p text:style-name="P14"><text:span text:style-name="T6">FULL(OK):</text:span></text:p>
      <text:p text:style-name="P14"><text:span text:style-name="T6">gst-launch-1.0 videotestsrc ! video/x-raw, format=I420, width=1920, height=1080 ! rtpvrawpay ! application/x-rtp, media=video, clock-rate=90000, encoding-name=RAW, payload=96 ! rtpvrawdepay ! decodebin ! videoconvert ! autovideosink 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JPEG (OK)</text:span></text:p>
      <text:p text:style-name="P14"><text:span text:style-name="T6">SRC:</text:span></text:p>
      <text:p text:style-name="P14"><text:span text:style-name="T6">gst-launch-1.0 -v videotestsrc ! <text:s/>video/x-raw, format=I420, width=1920, height=1080 ! jpegenc ! rtpjpegpay ! udpsink host=127.0.0.1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JPEG, payload=(int)96" ! rtpjpegdepay ! decodebin ! videoconvert ! autovideosink</text:span></text:p>
      <text:p text:style-name="P14"><text:span text:style-name="T6">FULL(OK):</text:span></text:p>
      <text:p text:style-name="P14"><text:span text:style-name="T6">gst-launch-1.0 -v videotestsrc ! <text:s/>video/x-raw, format=I420, width=1920, height=1080 ! jpegenc ! rtpjpegpay ! rtpjpegdepay ! decodebin ! videoconvert ! autovideosink</text:span></text:p>
      <text:p text:style-name="P14"><text:span text:style-name="T6"/></text:p>
      <text:p text:style-name="P14"><text:span text:style-name="T6"/></text:p>
      <text:p text:style-name="P14"><text:span text:style-name="T6">H264 (OK) с задержкой</text:span></text:p>
      <text:p text:style-name="P14"><text:span text:style-name="T6">SRC:</text:span></text:p>
      <text:p text:style-name="P14"><text:span text:style-name="T6">gst-launch-1.0 -v videotestsrc ! <text:s/>video/x-raw, format=I420, width=1920, height=1080 ! x264enc ! rtph264pay ! udpsink host=127.0.0.1 port=8001</text:span></text:p>
      <text:p text:style-name="P14"><text:span text:style-name="T6">DST:</text:span></text:p>
      <text:p text:style-name="P14"><text:span text:style-name="T6">gst-launch-1.0 -v udpsrc port=8001 caps = "application/x-rtp, media=(string)video, clock-rate=(int)90000, encoding-name=(string)H264, payload=(int)96" ! rtph264depay ! decodebin ! videoconvert ! autovideosink</text:span></text:p>
      <text:p text:style-name="P14"><text:span text:style-name="T6">FULL(OK):</text:span></text:p>
      <text:p text:style-name="P14"><text:span text:style-name="T6">gst-launch-1.0 -v videotestsrc ! <text:s/>video/x-raw, format=I420, width=1920, height=1080 ! x264enc ! rtph264pay ! application/x-rtp, media=video, clock-rate=90000, encoding-name=H264, payload=96 ! rtph264depay ! h264parse ! avdec_h264 ! videoconvert ! autovideosink</text:span></text:p>
      <text:p text:style-name="P14"><text:span text:style-name="T6"/></text:p>
      <text:p text:style-name="P14"><text:span text:style-name="T6"/></text:p>
      <text:p text:style-name="P14"><text:span text:style-name="T6">H265</text:span></text:p>
      <text:p text:style-name="P14"><text:span text:style-name="T6">SRC:</text:span></text:p>
      <text:p text:style-name="P14"><text:span text:style-name="T6">gst-launch-1.0 -v videotestsrc ! <text:s/>video/x-raw, format=I420, width=1920, height=1080 ! x265enc ! rtph265pay ! udpsink host=127.0.0.1 port=8001</text:span></text:p>
      <text:p text:style-name="P14"><text:span text:style-name="T6">DST:</text:span></text:p>
      <text:p text:style-name="P14"><text:span text:style-name="T6">gst-launch-1.0 -v udpsrc port=8001 caps = " application/x-rtp, media=(string)video, payload=(int)96, clock-rate=(int)90000, encoding-name=(string)H265, ssrc=(uint)2274540804, timestamp-offset=(uint)99906321, seqnum-offset=(uint)10637, a-framerate=(string)30" ! rtph265depay ! h265parse ! avdec_h265 ! videoconvert ! autovideosink</text:span></text:p>
      <text:p text:style-name="P14"><text:span text:style-name="T6">FULL():</text:span></text:p>
      <text:p text:style-name="P14"><text:span text:style-name="T6">gst-launch-1.0 -v videotestsrc ! <text:s/>video/x-raw, format=I420, width=1920, height=1080 ! x265enc ! rtph265pay ! application/x-rtp, media=video, clock-rate=90000, encoding-name=H265, payload=96 ! rtph265depay ! decodebin ! videoconvert ! autovideosin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24.2.7.2$Linux_AARCH64 LibreOffice_project/420$Build-2</meta:generator>
    <dc:date>2025-07-15T15:58:17.329424727</dc:date>
    <meta:editing-duration>PT4H43M36S</meta:editing-duration>
    <meta:editing-cycles>32</meta:editing-cycles>
    <meta:document-statistic meta:table-count="0" meta:image-count="0" meta:object-count="0" meta:page-count="3" meta:paragraph-count="83" meta:word-count="806" meta:character-count="8822" meta:non-whitespace-character-count="8066"/>
  </office:meta>
</office:document-meta>
</file>